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fo:font-size="14pt" style:text-underline-style="none" style:font-size-asian="14pt" style:font-size-complex="14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text-properties fo:font-size="12pt" style:text-underline-style="none" officeooo:paragraph-rsid="001f6a66" style:font-size-asian="12pt" style:font-size-complex="12pt"/>
    </style:style>
    <style:style style:name="P6" style:family="paragraph" style:parent-style-name="Standard">
      <style:text-properties fo:font-size="12pt" style:text-underline-style="none" officeooo:paragraph-rsid="001f6a66" style:font-size-asian="12pt" style:font-size-complex="12pt"/>
    </style:style>
    <style:style style:name="P7" style:family="paragraph" style:parent-style-name="Standard" style:list-style-name="L2">
      <style:text-properties style:text-underline-style="none" officeooo:paragraph-rsid="001f6a66"/>
    </style:style>
    <style:style style:name="P8" style:family="paragraph" style:parent-style-name="Standard">
      <style:text-properties style:text-underline-style="none" officeooo:rsid="001bc0d8" officeooo:paragraph-rsid="001f5a3a"/>
    </style:style>
    <style:style style:name="P9" style:family="paragraph" style:parent-style-name="Standard">
      <style:text-properties style:text-underline-style="none" officeooo:paragraph-rsid="001f6a66"/>
    </style:style>
    <style:style style:name="P10" style:family="paragraph" style:parent-style-name="Standard">
      <style:text-properties officeooo:paragraph-rsid="001f5a3a"/>
    </style:style>
    <style:style style:name="P11" style:family="paragraph" style:parent-style-name="Standard">
      <style:text-properties fo:font-size="14pt" style:text-underline-style="solid" style:text-underline-width="auto" style:text-underline-color="font-color" officeooo:paragraph-rsid="001f6a66" style:font-size-asian="14pt" style:font-size-complex="14pt"/>
    </style:style>
    <style:style style:name="P12" style:family="paragraph" style:parent-style-name="Header">
      <style:text-properties fo:font-style="italic" officeooo:paragraph-rsid="001f6a66" style:font-style-asian="italic" style:font-style-complex="italic"/>
    </style:style>
    <style:style style:name="P13" style:family="paragraph" style:parent-style-name="Footer">
      <style:text-properties officeooo:paragraph-rsid="001f6a66"/>
    </style:style>
    <style:style style:name="T1" style:family="text">
      <style:text-properties officeooo:rsid="001f5a3a"/>
    </style:style>
    <style:style style:name="T2" style:family="text">
      <style:text-properties officeooo:rsid="001f6a66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</text:p>
      <text:p text:style-name="Standard"/>
      <text:p text:style-name="Standard">Project Title: Group 12 Project</text:p>
      <text:p text:style-name="Standard">Meeting Purpose: To discuss the prototype demo</text:p>
      <text:p text:style-name="Standard">People Present: <text:span text:style-name="T2">srp11</text:span>, <text:span text:style-name="T2">anp28</text:span>, <text:span text:style-name="T2">fik</text:span>, <text:span text:style-name="T2">dpb1</text:span>, <text:span text:style-name="T2">lot15</text:span>, <text:span text:style-name="T2">alh32</text:span>.</text:p>
      <text:p text:style-name="Standard">Location: 319 – <text:span text:style-name="T1">Physical Sciences Building</text:span></text:p>
      <text:p text:style-name="Standard">Date: 10/12/2013</text:p>
      <text:p text:style-name="P10">Author of the minutes: Filip Kunkiewicz</text:p>
      <text:p text:style-name="Standard">Date the minutes were produced: 10/12/2013</text:p>
      <text:p text:style-name="Standard">Version: 1.<text:span text:style-name="T1">1</text:span></text:p>
      <text:p text:style-name="Standard"/>
      <text:p text:style-name="Standard"/>
      <text:p text:style-name="P2">Matters Arising</text:p>
      <text:p text:style-name="P3"/>
      <text:list xml:id="list97676738246947610" text:style-name="L1">
        <text:list-item>
          <text:p text:style-name="P5">The group discussed the Android app prototype. </text:p>
          <text:p text:style-name="P5">ACTION: <text:span text:style-name="T2">rp11</text:span>, <text:span text:style-name="T2">anp28</text:span>, <text:span text:style-name="T2">fik</text:span>, <text:span text:style-name="T2">dpb1</text:span>, <text:span text:style-name="T2">lot15</text:span>, <text:span text:style-name="T2">alh32.</text:span></text:p>
        </text:list-item>
      </text:list>
      <text:p text:style-name="P2"/>
      <text:p text:style-name="P2">New Business</text:p>
      <text:p text:style-name="P1"/>
      <text:list xml:id="list8956883452918971964" text:style-name="L2">
        <text:list-item>
          <text:p text:style-name="P7">Finish the add location page. </text:p>
          <text:p text:style-name="P7">ACTION: <text:span text:style-name="T2">lot15</text:span></text:p>
        </text:list-item>
        <text:list-item>
          <text:p text:style-name="P7">Finish the record walk page. </text:p>
          <text:p text:style-name="P7">ACTION: <text:span text:style-name="T2">anp28</text:span></text:p>
        </text:list-item>
        <text:list-item>
          <text:p text:style-name="P7">Link all the pages together. </text:p>
          <text:p text:style-name="P7">ACTION: <text:span text:style-name="T2">lot15</text:span></text:p>
        </text:list-item>
        <text:list-item>
          <text:p text:style-name="P7">Add an upload button to the menu. </text:p>
          <text:p text:style-name="P7">ACTION: <text:span text:style-name="T2">srp11</text:span></text:p>
        </text:list-item>
      </text:list>
      <text:p text:style-name="P2"/>
      <text:p text:style-name="P11">AOB</text:p>
      <text:p text:style-name="P6"/>
      <text:p text:style-name="P9"><text:s text:c="6"/>N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a xlink:type="simple" xlink:href="mailto:Fik@aber.ac.uk">Fik@aber.ac.uk</text:a> <text:span text:style-name="T1">10</text:span>/1<text:span text:style-name="T1">2</text:span>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1f6a66" style:font-style-asian="italic" style:font-style-complex="italic"/>
    </style:style>
    <style:style style:name="MP2" style:family="paragraph" style:parent-style-name="Footer">
      <style:text-properties officeooo:paragraph-rsid="001f6a66"/>
    </style:style>
    <style:style style:name="MT1" style:family="text">
      <style:text-properties officeooo:rsid="001f6a66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2:27:10.40</meta:creation-date>
    <dc:date>2014-01-29T12:31:30.748275000</dc:date>
    <meta:editing-duration>PT9M3S</meta:editing-duration>
    <meta:editing-cycles>4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6" meta:word-count="110" meta:character-count="708" meta:non-whitespace-character-count="616"/>
  </office:meta>
</office:document-meta>
</file>